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3.971cm" fo:margin-left="0.621cm" fo:margin-top="0cm" fo:margin-bottom="0cm" table:align="left" style:writing-mode="lr-tb"/>
    </style:style>
    <style:style style:name="Tableau1.A" style:family="table-column">
      <style:table-column-properties style:column-width="2.907cm"/>
    </style:style>
    <style:style style:name="Tableau1.B" style:family="table-column">
      <style:table-column-properties style:column-width="2.223cm"/>
    </style:style>
    <style:style style:name="Tableau1.C" style:family="table-column">
      <style:table-column-properties style:column-width="7.38cm"/>
    </style:style>
    <style:style style:name="Tableau1.D" style:family="table-column">
      <style:table-column-properties style:column-width="11.46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-left="0.018cm solid #000001" fo:border-right="0.035cm solid #000001" fo:border-top="0.018cm solid #000001" fo:border-bottom="0.018cm solid #000001"/>
    </style:style>
    <style:style style:name="Tableau1.B1" style:family="table-cell">
      <style:table-cell-properties fo:padding-left="0.191cm" fo:padding-right="0.191cm" fo:padding-top="0cm" fo:padding-bottom="0cm" fo:border="0.018cm solid #000001"/>
    </style:style>
    <style:style style:name="Tableau1.C1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18cm solid #000001"/>
    </style:style>
    <style:style style:name="Tableau1.D1" style:family="table-cell">
      <style:table-cell-properties fo:padding-left="0.191cm" fo:padding-right="0.191cm" fo:padding-top="0cm" fo:padding-bottom="0cm" fo:border-left="0.035cm solid #000001" fo:border-right="0.018cm solid #000001" fo:border-top="0.018cm solid #000001" fo:border-bottom="0.018cm solid #000001"/>
    </style:style>
    <style:style style:name="Tableau1.A2" style:family="table-cell">
      <style:table-cell-properties fo:padding-left="0.191cm" fo:padding-right="0.191cm" fo:padding-top="0cm" fo:padding-bottom="0cm" fo:border-left="0.035cm solid #000001" fo:border-right="0.035cm solid #000001" fo:border-top="0.018cm solid #000001" fo:border-bottom="0.035cm solid #000001"/>
    </style:style>
    <style:style style:name="Tableau1.A4" style:family="table-cell">
      <style:table-cell-properties fo:padding-left="0.191cm" fo:padding-right="0.191cm" fo:padding-top="0cm" fo:padding-bottom="0cm" fo:border="0.035cm solid #000001"/>
    </style:style>
    <style:style style:name="Tableau1.D19" style:family="table-cell">
      <style:table-cell-properties fo:padding-left="0.191cm" fo:padding-right="0.191cm" fo:padding-top="0cm" fo:padding-bottom="0cm" fo:border-left="0.035cm solid #000001" fo:border-right="0.035cm solid #000001" fo:border-top="0.035cm solid #000001" fo:border-bottom="0.035cm solid #ffffff"/>
    </style:style>
    <style:style style:name="Tableau1.D20" style:family="table-cell">
      <style:table-cell-properties fo:padding-left="0.191cm" fo:padding-right="0.191cm" fo:padding-top="0cm" fo:padding-bottom="0cm" fo:border-left="0.035cm solid #000001" fo:border-right="0.035cm solid #000001" fo:border-top="0.035cm solid #ffffff" fo:border-bottom="0.035cm solid #000001"/>
    </style:style>
    <style:style style:name="Tableau1.D30" style:family="table-cell">
      <style:table-cell-properties fo:padding-left="0.191cm" fo:padding-right="0.191cm" fo:padding-top="0cm" fo:padding-bottom="0cm" fo:border-left="0.035cm solid #000001" fo:border-right="0.035cm solid #000001" fo:border-top="0.035cm solid #000001" fo:border-bottom="none"/>
    </style:style>
    <style:style style:name="Tableau1.D31" style:family="table-cell">
      <style:table-cell-properties fo:padding-left="0.191cm" fo:padding-right="0.191cm" fo:padding-top="0cm" fo:padding-bottom="0cm" fo:border-left="0.035cm solid #000001" fo:border-right="0.035cm solid #000001" fo:border-top="none" fo:border-bottom="0.035cm solid #000001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text-properties fo:background-color="#ffffff"/>
    </style:style>
    <style:style style:name="P5" style:family="paragraph" style:parent-style-name="normal">
      <style:paragraph-properties fo:text-align="center" style:justify-single-word="false"/>
      <style:text-properties fo:background-color="#ffffff"/>
    </style:style>
    <style:style style:name="P6" style:family="paragraph" style:parent-style-name="normal">
      <style:text-properties fo:font-weight="bold" style:font-weight-asian="bold"/>
    </style:style>
    <style:style style:name="P7" style:family="paragraph" style:parent-style-name="normal">
      <style:text-properties fo:font-weight="bold" fo:background-color="#ffffff" style:font-weight-asian="bold"/>
    </style:style>
    <style:style style:name="P8" style:family="paragraph" style:parent-style-name="normal">
      <style:paragraph-properties fo:margin-left="0.635cm" fo:margin-right="0cm" fo:text-align="justify" style:justify-single-word="false" fo:text-indent="0cm" style:auto-text-indent="false"/>
    </style:style>
    <style:style style:name="P9" style:family="paragraph" style:parent-style-name="normal">
      <style:paragraph-properties fo:margin-left="0.499cm" fo:margin-right="0cm" fo:text-indent="0cm" style:auto-text-indent="false"/>
    </style:style>
    <style:style style:name="P10" style:family="paragraph" style:parent-style-name="normal">
      <style:paragraph-properties fo:margin-left="1.27cm" fo:margin-right="0cm" fo:text-indent="0cm" style:auto-text-indent="false"/>
    </style:style>
    <style:style style:name="P11" style:family="paragraph" style:parent-style-name="normal">
      <style:text-properties fo:font-size="10pt" style:font-size-asian="10pt" style:font-size-complex="10pt"/>
    </style:style>
    <style:style style:name="P12" style:family="paragraph" style:parent-style-name="normal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13" style:family="paragraph" style:parent-style-name="normal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4" style:family="paragraph" style:parent-style-name="normal">
      <style:text-properties fo:font-weight="bold" style:font-weight-asian="bold"/>
    </style:style>
    <style:style style:name="P15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normal">
      <style:text-properties fo:font-weight="bold" fo:background-color="#ffffff" style:font-weight-asian="bold"/>
    </style:style>
    <style:style style:name="P17" style:family="paragraph" style:parent-style-name="normal">
      <style:text-properties fo:background-color="#ffffff"/>
    </style:style>
    <style:style style:name="P18" style:family="paragraph" style:parent-style-name="normal">
      <style:paragraph-properties fo:text-align="center" style:justify-single-word="false"/>
      <style:text-properties fo:background-color="#ffffff"/>
    </style:style>
    <style:style style:name="P19" style:family="paragraph" style:parent-style-name="normal" style:list-style-name="WWNum1"/>
    <style:style style:name="P20" style:family="paragraph" style:parent-style-name="normal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21" style:family="paragraph" style:parent-style-name="normal">
      <style:paragraph-properties fo:margin-left="0.499cm" fo:margin-right="0cm" fo:text-indent="0cm" style:auto-text-indent="false"/>
      <style:text-properties fo:font-weight="bold" fo:background-color="#ffffff" style:font-weight-asian="bold"/>
    </style:style>
    <style:style style:name="P22" style:family="paragraph" style:parent-style-name="normal">
      <style:paragraph-properties fo:margin-left="0.499cm" fo:margin-right="0cm" fo:text-indent="0cm" style:auto-text-indent="false"/>
      <style:text-properties fo:background-color="#ffffff"/>
    </style:style>
    <style:style style:name="P23" style:family="paragraph" style:parent-style-name="normal">
      <style:paragraph-properties fo:margin-left="1.27cm" fo:margin-right="0cm" fo:text-indent="0cm" style:auto-text-indent="false"/>
      <style:text-properties fo:font-weight="bold" fo:background-color="#ffffff" style:font-weight-asian="bold"/>
    </style:style>
    <style:style style:name="P24" style:family="paragraph" style:parent-style-name="normal">
      <style:paragraph-properties fo:margin-left="1.499cm" fo:margin-right="0cm" fo:text-indent="0cm" style:auto-text-indent="false"/>
      <style:text-properties fo:font-weight="bold" fo:background-color="#ffffff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ff" style:font-weight-asian="bold"/>
    </style:style>
    <style:style style:name="T3" style:family="text">
      <style:text-properties fo:background-color="#ffffff"/>
    </style:style>
    <style:style style:name="T4" style:family="text">
      <style:text-properties fo:color="#1155cc" style:text-underline-style="solid" style:text-underline-width="auto" style:text-underline-color="font-color" fo:font-weight="bold" fo:background-color="#ffffff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ableau d’équivalence CSV vers XML-TEI :</text:p>
      <text:p text:style-name="P13">cartographie des données</text:p>
      <text:p text:style-name="P8"><text:s/></text:p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5">Numérotation</text:p>
            <text:p text:style-name="P15">(colonne)</text:p>
          </table:table-cell>
          <table:table-cell table:style-name="Tableau1.B1" office:value-type="string">
            <text:p text:style-name="P15">Nom de la colonne (lettre)</text:p>
          </table:table-cell>
          <table:table-cell table:style-name="Tableau1.C1" office:value-type="string">
            <text:p text:style-name="P15">Nom de la colonne</text:p>
          </table:table-cell>
          <table:table-cell table:style-name="Tableau1.D1" office:value-type="string">
            <text:p text:style-name="P15">Balise TEI</text:p>
          </table:table-cell>
        </table:table-row>
        <table:table-row table:style-name="Tableau1.1"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2">Nommage_fichier</text:p>
          </table:table-cell>
          <table:table-cell table:style-name="Tableau1.A2" office:value-type="string">
            <text:p text:style-name="normal"><text:span text:style-name="T3">&lt;TEI xmlns="http://www.tei-c.org/ns/1.0" </text:span><text:span text:style-name="T2">xml:id="Nommage_fichier"</text:span><text:span text:style-name="T3">&gt;&lt;/TEI&gt;</text:span></text:p>
          </table:table-cell>
        </table:table-row>
        <table:table-row table:style-name="Tableau1.1"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B</text:p>
          </table:table-cell>
          <table:table-cell table:style-name="Tableau1.A2" office:value-type="string">
            <text:p text:style-name="P2">Type_source</text:p>
          </table:table-cell>
          <table:table-cell table:style-name="Tableau1.A2" office:value-type="string">
            <text:p text:style-name="normal"><text:span text:style-name="T3">&lt;bibl </text:span><text:span text:style-name="T2">type="source_type"</text:span><text:span text:style-name="T3">&gt;&lt;/bibl&gt;</text:span></text:p>
            <text:p text:style-name="P4"/>
            <text:p text:style-name="normal"><text:span text:style-name="T3">Chemin : </text:span>TEI/teiHeader/fileDesc/sourceDesc/bibl</text:p>
          </table:table-cell>
        </table:table-row>
        <table:table-row table:style-name="Tableau1.1">
          <table:table-cell table:style-name="Tableau1.A4" office:value-type="string">
            <text:p text:style-name="P2">3</text:p>
          </table:table-cell>
          <table:table-cell table:style-name="Tableau1.A4" office:value-type="string">
            <text:p text:style-name="P2">C</text:p>
          </table:table-cell>
          <table:table-cell table:style-name="Tableau1.A4" office:value-type="string">
            <text:p text:style-name="P2">Contributeur</text:p>
          </table:table-cell>
          <table:table-cell table:style-name="Tableau1.A4" office:value-type="string">
            <text:p text:style-name="P4">&lt;editor role="metadata"&gt;</text:p>
            <text:p text:style-name="P21">&lt;persName&gt;&lt;/persName&gt;</text:p>
            <text:p text:style-name="P4">&lt;/editor&gt;</text:p>
            <text:p text:style-name="P6"/>
            <text:p text:style-name="normal">Chemin : TEI/teiHeader/fileDesc/titleStmt/editor</text:p>
            <text:p text:style-name="P6"/>
            <text:p text:style-name="normal"><text:span text:style-name="T2">source : </text:span><text:a xlink:type="simple" xlink:href="https://tei-openedition.readthedocs.io/fr/latest/tei.teiHeader.html" text:style-name="Internet_20_link" text:visited-style-name="Visited_20_Internet_20_Link"><text:span text:style-name="T4">https://tei-openedition.readthedocs.io/fr/latest/tei.teiHeader.html</text:span></text:a></text:p>
            <text:p text:style-name="P7"/>
            <text:p text:style-name="P7"/>
            <text:p text:style-name="P7"/>
            <text:p text:style-name="P7"/>
          </table:table-cell>
        </table:table-row>
        <table:table-row table:style-name="Tableau1.1">
          <table:table-cell table:style-name="Tableau1.A4" office:value-type="string">
            <text:p text:style-name="P2">4</text:p>
          </table:table-cell>
          <table:table-cell table:style-name="Tableau1.A4" office:value-type="string">
            <text:p text:style-name="P2">D</text:p>
          </table:table-cell>
          <table:table-cell table:style-name="Tableau1.A4" office:value-type="string">
            <text:p text:style-name="P5">Titre</text:p>
          </table:table-cell>
          <table:table-cell table:style-name="Tableau1.A4" office:value-type="string">
            <text:p text:style-name="P6">&lt;title&gt;&lt;/title&gt;</text:p>
            <text:p text:style-name="normal"/>
            <text:p text:style-name="normal">A indiquer à deux endroits (dans le <text:span text:style-name="T1">&lt;titleStmt&gt; </text:span>et dans le <text:span text:style-name="T1">&lt;sourceDesc&gt;</text:span>) :</text:p>
            <text:list xml:id="list8635189787711573846" text:style-name="WWNum1">
              <text:list-item>
                <text:p text:style-name="P19">chemin vers la balise &lt;title&gt; du &lt;titleStmt&gt; : TEI/teiHeader/fileDesc/titleStmt/title</text:p>
              </text:list-item>
            </text:list>
            <text:p text:style-name="P10"><text:soft-page-break/></text:p>
            <text:list xml:id="list532333278" text:continue-numbering="true" text:style-name="WWNum1">
              <text:list-item>
                <text:p text:style-name="P19">chemin vers la balise &lt;title&gt; du &lt;sourceDesc&gt; :</text:p>
              </text:list-item>
            </text:list>
            <text:p text:style-name="P10">TEI/teiHeader/fileDesc/sourceDesc/bibl/title</text:p>
          </table:table-cell>
        </table:table-row>
        <table:table-row table:style-name="Tableau1.1">
          <table:table-cell table:style-name="Tableau1.A4" office:value-type="string">
            <text:p text:style-name="P2">5</text:p>
          </table:table-cell>
          <table:table-cell table:style-name="Tableau1.A4" office:value-type="string">
            <text:p text:style-name="P2">E</text:p>
          </table:table-cell>
          <table:table-cell table:style-name="Tableau1.A4" office:value-type="string">
            <text:p text:style-name="P5">Auteur</text:p>
            <text:p text:style-name="P12">(concerne : catalogues d’exposition et peut-être futurs types de sources) </text:p>
          </table:table-cell>
          <table:table-cell table:style-name="Tableau1.A4" office:value-type="string">
            <text:p text:style-name="P6">&lt;author&gt;&lt;/author&gt;</text:p>
            <text:p text:style-name="P6"/>
            <text:p text:style-name="normal">Chemin : TEI/teiHeader/fileDesc/sourceDesc/bibl/author</text:p>
          </table:table-cell>
        </table:table-row>
        <table:table-row table:style-name="Tableau1.1">
          <table:table-cell table:style-name="Tableau1.A4" office:value-type="string">
            <text:p text:style-name="P2">6</text:p>
          </table:table-cell>
          <table:table-cell table:style-name="Tableau1.A4" office:value-type="string">
            <text:p text:style-name="P2">F</text:p>
          </table:table-cell>
          <table:table-cell table:style-name="Tableau1.A4" office:value-type="string">
            <text:p text:style-name="P5">Directeur</text:p>
            <text:p text:style-name="P12">(concerne : périodiques et quelques catalogues d’exposition)</text:p>
          </table:table-cell>
          <table:table-cell table:style-name="Tableau1.A4" office:value-type="string">
            <text:p text:style-name="P7">&lt;editor role="director"&gt;&lt;/editor&gt;</text:p>
            <text:p text:style-name="P6"/>
            <text:p text:style-name="normal">Chemin : TEI/teiHeader/fileDesc/sourceDesc/bibl/editor</text:p>
          </table:table-cell>
        </table:table-row>
        <table:table-row table:style-name="Tableau1.1">
          <table:table-cell table:style-name="Tableau1.A4" office:value-type="string">
            <text:p text:style-name="P2">7</text:p>
          </table:table-cell>
          <table:table-cell table:style-name="Tableau1.A4" office:value-type="string">
            <text:p text:style-name="P2">G</text:p>
          </table:table-cell>
          <table:table-cell table:style-name="Tableau1.A4" office:value-type="string">
            <text:p text:style-name="P5">Editeur</text:p>
          </table:table-cell>
          <table:table-cell table:style-name="Tableau1.A4" office:value-type="string">
            <text:p text:style-name="P6">&lt;publisher&gt;&lt;/publisher&gt;</text:p>
            <text:p text:style-name="P6"/>
            <text:p text:style-name="normal">Chemin : TEI/teiHeader/fileDesc/sourceDesc/bibl/publisher</text:p>
          </table:table-cell>
        </table:table-row>
        <table:table-row table:style-name="Tableau1.1">
          <table:table-cell table:style-name="Tableau1.A4" office:value-type="string">
            <text:p text:style-name="P2">8</text:p>
          </table:table-cell>
          <table:table-cell table:style-name="Tableau1.A4" office:value-type="string">
            <text:p text:style-name="P2">H</text:p>
          </table:table-cell>
          <table:table-cell table:style-name="Tableau1.A4" office:value-type="string">
            <text:p text:style-name="P5">Editeur_scientifique</text:p>
          </table:table-cell>
          <table:table-cell table:style-name="Tableau1.A4" office:value-type="string">
            <text:p text:style-name="normal"><text:span text:style-name="T1">&lt;editor&gt;</text:span><text:span text:style-name="T2">&lt;/editor&gt;</text:span></text:p>
            <text:p text:style-name="normal"/>
            <text:p text:style-name="normal">Chemin : TEI/teiHeader/fileDesc/sourceDesc/bibl/editor</text:p>
          </table:table-cell>
        </table:table-row>
        <table:table-row table:style-name="Tableau1.1">
          <table:table-cell table:style-name="Tableau1.A4" office:value-type="string">
            <text:p text:style-name="P2">9</text:p>
          </table:table-cell>
          <table:table-cell table:style-name="Tableau1.A4" office:value-type="string">
            <text:p text:style-name="P2">I</text:p>
          </table:table-cell>
          <table:table-cell table:style-name="Tableau1.A4" office:value-type="string">
            <text:p text:style-name="P5">Lieu_publication_en</text:p>
          </table:table-cell>
          <table:table-cell table:style-name="Tableau1.A4" office:value-type="string">
            <text:p text:style-name="P6">&lt;pubPlace&gt;&lt;/pubPlace&gt;</text:p>
            <text:p text:style-name="normal"/>
            <text:p text:style-name="normal">Chemin : TEI/teiHeader/fileDesc/sourceDesc/bibl/pubPlace</text:p>
            <text:p text:style-name="normal"/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2">10</text:p>
          </table:table-cell>
          <table:table-cell table:style-name="Tableau1.A4" office:value-type="string">
            <text:p text:style-name="P2">J</text:p>
          </table:table-cell>
          <table:table-cell table:style-name="Tableau1.A4" office:value-type="string">
            <text:p text:style-name="P5">Date_publication</text:p>
          </table:table-cell>
          <table:table-cell table:style-name="Tableau1.A4" office:value-type="string">
            <text:p text:style-name="normal">Catalogues d’exposition ou autres ouvrages :</text:p>
            <text:p text:style-name="P6">&lt;date when="yyyy"&gt;yyyy&lt;/date&gt;</text:p>
            <text:p text:style-name="P6"/>
            <text:p text:style-name="normal">Périodiques :</text:p>
            <text:p text:style-name="P6">&lt;date when="yyyy-mm-dd"&gt;yyyy-mm-dd&lt;/date&gt;</text:p>
            <text:p text:style-name="P6"/>
            <text:p text:style-name="normal">Chemin : TEI/teiHeader/fileDesc/sourceDesc/bibl/date</text:p>
          </table:table-cell>
        </table:table-row>
        <table:table-row table:style-name="Tableau1.1">
          <table:table-cell table:style-name="Tableau1.A4" office:value-type="string">
            <text:p text:style-name="P2">11</text:p>
          </table:table-cell>
          <table:table-cell table:style-name="Tableau1.A4" office:value-type="string">
            <text:p text:style-name="P2">K</text:p>
          </table:table-cell>
          <table:table-cell table:style-name="Tableau1.A4" office:value-type="string">
            <text:p text:style-name="P5">Annee_1er_numero</text:p>
            <text:p text:style-name="P12">(concerne : périodiques uniquement)</text:p>
          </table:table-cell>
          <table:table-cell table:style-name="Tableau1.A4" office:value-type="string">
            <text:p text:style-name="P6">&lt;date type="first_publication_number" when= "yyyy-mm-dd"&gt;yyyy-mm-dd&lt;/date&gt;</text:p>
            <text:p text:style-name="normal"/>
            <text:p text:style-name="normal">Chemin : TEI/teiHeader/fileDesc/sourceDesc/bibl/date</text:p>
          </table:table-cell>
        </table:table-row>
        <text:soft-page-break/>
        <table:table-row table:style-name="Tableau1.1">
          <table:table-cell table:style-name="Tableau1.A4" office:value-type="string">
            <text:p text:style-name="P2">12</text:p>
          </table:table-cell>
          <table:table-cell table:style-name="Tableau1.A4" office:value-type="string">
            <text:p text:style-name="P2">L</text:p>
          </table:table-cell>
          <table:table-cell table:style-name="Tableau1.A4" office:value-type="string">
            <text:p text:style-name="P5">Annee_dernier_numero</text:p>
            <text:p text:style-name="P12">(concerne : périodiques uniquement)</text:p>
          </table:table-cell>
          <table:table-cell table:style-name="Tableau1.A4" office:value-type="string">
            <text:p text:style-name="P6">&lt;date type="last_publication_number" when= "yyyy-mm-dd"&gt;yyyy-mm-dd&lt;/date&gt;</text:p>
            <text:p text:style-name="P6"/>
            <text:p text:style-name="normal">Chemin : TEI/teiHeader/fileDesc/sourceDesc/bibl/date</text:p>
          </table:table-cell>
        </table:table-row>
        <table:table-row table:style-name="Tableau1.1">
          <table:table-cell table:style-name="Tableau1.A4" office:value-type="string">
            <text:p text:style-name="P2">13</text:p>
          </table:table-cell>
          <table:table-cell table:style-name="Tableau1.A4" office:value-type="string">
            <text:p text:style-name="P2">M</text:p>
          </table:table-cell>
          <table:table-cell table:style-name="Tableau1.A4" office:value-type="string">
            <text:p text:style-name="P5">Langue_source</text:p>
          </table:table-cell>
          <table:table-cell table:style-name="Tableau1.A4" office:value-type="string">
            <text:p text:style-name="P4">&lt;profileDesc&gt;</text:p>
            <text:p text:style-name="P22">&lt;langUsage&gt;</text:p>
            <text:p text:style-name="P23">&lt;language ident=""/&gt;</text:p>
            <text:p text:style-name="P22">&lt;/langUsage&gt;</text:p>
            <text:p text:style-name="P4">&lt;/profileDesc&gt;</text:p>
            <text:p text:style-name="P7"/>
            <text:p text:style-name="normal">Chemin : TEI/teiHeader/profileDesc/langUsage/language</text:p>
          </table:table-cell>
        </table:table-row>
        <table:table-row table:style-name="Tableau1.1">
          <table:table-cell table:style-name="Tableau1.A4" office:value-type="string">
            <text:p text:style-name="P2">14</text:p>
          </table:table-cell>
          <table:table-cell table:style-name="Tableau1.A4" office:value-type="string">
            <text:p text:style-name="P2">N</text:p>
          </table:table-cell>
          <table:table-cell table:style-name="Tableau1.A4" office:value-type="string">
            <text:p text:style-name="P5">Format</text:p>
          </table:table-cell>
          <table:table-cell table:style-name="Tableau1.A4" office:value-type="string">
            <text:p text:style-name="P7">&lt;extent&gt;&lt;/extent&gt;</text:p>
            <text:p text:style-name="P7"/>
            <text:p text:style-name="normal">Chemin : TEI/teiHeader/fileDesc/sourceDesc/bibl/extent</text:p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2">15</text:p>
          </table:table-cell>
          <table:table-cell table:style-name="Tableau1.A4" office:value-type="string">
            <text:p text:style-name="P2">O</text:p>
          </table:table-cell>
          <table:table-cell table:style-name="Tableau1.A4" office:value-type="string">
            <text:p text:style-name="P5">Licence</text:p>
          </table:table-cell>
          <table:table-cell table:style-name="Tableau1.A4" office:value-type="string">
            <text:p text:style-name="P4">&lt;availability&gt;</text:p>
            <text:p text:style-name="P9"><text:span text:style-name="T2">&lt;licence target=</text:span><text:span text:style-name="T1">"lien_licence"</text:span><text:span text:style-name="T2">&gt;&lt;/licence&gt;</text:span></text:p>
            <text:p text:style-name="P4">&lt;/availability&gt;</text:p>
            <text:p text:style-name="P4"/>
            <text:p text:style-name="normal">Chemin : TEI/teiHeader/fileDesc/publicationStmt/availability/licence</text:p>
          </table:table-cell>
        </table:table-row>
        <table:table-row table:style-name="Tableau1.1">
          <table:table-cell table:style-name="Tableau1.A4" office:value-type="string">
            <text:p text:style-name="P2">16</text:p>
          </table:table-cell>
          <table:table-cell table:style-name="Tableau1.A4" office:value-type="string">
            <text:p text:style-name="P2">P</text:p>
          </table:table-cell>
          <table:table-cell table:style-name="Tableau1.A4" office:value-type="string">
            <text:p text:style-name="P5">Source_diffuseur</text:p>
          </table:table-cell>
          <table:table-cell table:style-name="Tableau1.A4" office:value-type="string">
            <text:p text:style-name="P6">&lt;ref facs="URL_source"&gt;Si URL absente, nom de la source&lt;/ref&gt;</text:p>
            <text:p text:style-name="normal"/>
            <text:p text:style-name="normal">Chemin : TEI/teiHeader/fileDesc/sourceDesc/bibl/relatedItem/msDesc</text:p>
            <text:p text:style-name="normal">/additional/surrogates/ref</text:p>
          </table:table-cell>
        </table:table-row>
        <table:table-row table:style-name="Tableau1.1">
          <table:table-cell table:style-name="Tableau1.A4" office:value-type="string">
            <text:p text:style-name="P2">17</text:p>
          </table:table-cell>
          <table:table-cell table:style-name="Tableau1.A4" office:value-type="string">
            <text:p text:style-name="P2">Q</text:p>
          </table:table-cell>
          <table:table-cell table:style-name="Tableau1.A4" office:value-type="string">
            <text:p text:style-name="P5">Depot</text:p>
          </table:table-cell>
          <table:table-cell table:style-name="Tableau1.A4" office:value-type="string">
            <text:p text:style-name="P7">&lt;repository&gt;&lt;/repository&gt;</text:p>
            <text:p text:style-name="normal"/>
            <text:p text:style-name="normal">Chemin : TEI/teiHeader/fileDesc/sourceDesc/bibl/relatedItem/msDesc</text:p>
            <text:p text:style-name="normal">/msIdentifier/repository</text:p>
          </table:table-cell>
        </table:table-row>
        <text:soft-page-break/>
        <table:table-row table:style-name="Tableau1.1">
          <table:table-cell table:style-name="Tableau1.A4" office:value-type="string">
            <text:p text:style-name="P2">18</text:p>
          </table:table-cell>
          <table:table-cell table:style-name="Tableau1.A4" office:value-type="string">
            <text:p text:style-name="P2">R</text:p>
          </table:table-cell>
          <table:table-cell table:style-name="Tableau1.A4" office:value-type="string">
            <text:p text:style-name="P5">Numerise_par</text:p>
          </table:table-cell>
          <table:table-cell table:style-name="Tableau1.D19" office:value-type="string">
            <text:p text:style-name="P7">&lt;name role="digitisation" when="yyyy-mm-dd"&gt;&lt;/name&gt;</text:p>
          </table:table-cell>
        </table:table-row>
        <table:table-row table:style-name="Tableau1.1">
          <table:table-cell table:style-name="Tableau1.A4" office:value-type="string">
            <text:p text:style-name="P5">19</text:p>
          </table:table-cell>
          <table:table-cell table:style-name="Tableau1.A4" office:value-type="string">
            <text:p text:style-name="P2">S</text:p>
          </table:table-cell>
          <table:table-cell table:style-name="Tableau1.A4" office:value-type="string">
            <text:p text:style-name="P5">Date_numerisation</text:p>
          </table:table-cell>
          <table:table-cell table:style-name="Tableau1.D20" office:value-type="string">
            <text:p text:style-name="normal">Chemin : TEI/teiHeader/fileDesc/sourceDesc/bibl/relatedItem/msDesc</text:p>
            <text:p text:style-name="normal">/additional/surrogates/<text:span text:style-name="T3">name</text:span></text:p>
          </table:table-cell>
        </table:table-row>
        <table:table-row table:style-name="Tableau1.1">
          <table:table-cell table:style-name="Tableau1.A4" office:value-type="string">
            <text:p text:style-name="P2">20</text:p>
          </table:table-cell>
          <table:table-cell table:style-name="Tableau1.A4" office:value-type="string">
            <text:p text:style-name="P2">T</text:p>
          </table:table-cell>
          <table:table-cell table:style-name="Tableau1.A4" office:value-type="string">
            <text:p text:style-name="P5">Notes_ressource</text:p>
          </table:table-cell>
          <table:table-cell table:style-name="Tableau1.A4" office:value-type="string">
            <text:p text:style-name="P7">&lt;note&gt;&lt;/note&gt;</text:p>
            <text:p text:style-name="P7"/>
            <text:p text:style-name="normal">Chemin : TEI/teiHeader/fileDesc/sourceDesc/bibl/note</text:p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5">21</text:p>
          </table:table-cell>
          <table:table-cell table:style-name="Tableau1.A4" office:value-type="string">
            <text:p text:style-name="P5">U</text:p>
          </table:table-cell>
          <table:table-cell table:style-name="Tableau1.A4" office:value-type="string">
            <text:p text:style-name="P5"/>
            <text:p text:style-name="P5">Type_evenement</text:p>
            <text:p text:style-name="P5"/>
          </table:table-cell>
          <table:table-cell table:style-name="Tableau1.A4" office:value-type="string">
            <text:p text:style-name="normal"><text:span text:style-name="T3">&lt;event </text:span><text:span text:style-name="T2">type="event_type" </text:span><text:span text:style-name="T3">subtype="travelling_or_fixed" from="yyyy-mm-dd" to="yyyy-mm-dd"&gt;&lt;/event&gt;</text:span></text:p>
            <text:p text:style-name="P4"/>
            <text:p text:style-name="P4">Chemin : TEI/teiHeader/fileDesc/sourceDesc/listEvent/event</text:p>
            <text:p text:style-name="P4"/>
            <text:p text:style-name="P7"><text:bookmark text:name="_GoBack"/></text:p>
          </table:table-cell>
        </table:table-row>
        <table:table-row table:style-name="Tableau1.1">
          <table:table-cell table:style-name="Tableau1.A4" office:value-type="string">
            <text:p text:style-name="P2">22</text:p>
          </table:table-cell>
          <table:table-cell table:style-name="Tableau1.A4" office:value-type="string">
            <text:p text:style-name="P2">V</text:p>
          </table:table-cell>
          <table:table-cell table:style-name="Tableau1.A4" office:value-type="string">
            <text:p text:style-name="P5">Date_debut_exposition</text:p>
            <text:p text:style-name="P12">(concerne : catalogues d’exposition)</text:p>
          </table:table-cell>
          <table:table-cell table:style-name="Tableau1.D19" office:value-type="string">
            <text:p text:style-name="normal">&lt;event type="event_type"<text:span text:style-name="T1"> </text:span><text:span text:style-name="T3">subtype="travelling_or_fixed"</text:span> <text:span text:style-name="T1">from="yyyy-mm-dd" to="yyyy-mm-dd"</text:span>&gt;&lt;/event&gt;</text:p>
          </table:table-cell>
        </table:table-row>
        <table:table-row table:style-name="Tableau1.1">
          <table:table-cell table:style-name="Tableau1.A4" office:value-type="string">
            <text:p text:style-name="P2">23</text:p>
          </table:table-cell>
          <table:table-cell table:style-name="Tableau1.A4" office:value-type="string">
            <text:p text:style-name="P2">W</text:p>
          </table:table-cell>
          <table:table-cell table:style-name="Tableau1.A4" office:value-type="string">
            <text:p text:style-name="P5">Date_fin_exposition</text:p>
            <text:p text:style-name="P12">(concerne : catalogues d’exposition)</text:p>
          </table:table-cell>
          <table:table-cell table:style-name="Tableau1.D20" office:value-type="string">
            <text:p text:style-name="normal">Chemin : TEI/teiHeader/fileDesc/sourceDesc/listEvent/event</text:p>
          </table:table-cell>
        </table:table-row>
        <table:table-row table:style-name="Tableau1.1">
          <table:table-cell table:style-name="Tableau1.A4" office:value-type="string">
            <text:p text:style-name="P2">24</text:p>
          </table:table-cell>
          <table:table-cell table:style-name="Tableau1.A4" office:value-type="string">
            <text:p text:style-name="P2">X</text:p>
          </table:table-cell>
          <table:table-cell table:style-name="Tableau1.A4" office:value-type="string">
            <text:p text:style-name="P5">Titre_exposition</text:p>
            <text:p text:style-name="P12">(concerne : catalogues d’exposition)</text:p>
          </table:table-cell>
          <table:table-cell table:style-name="Tableau1.A4" office:value-type="string">
            <text:p text:style-name="P7">&lt;head&gt;&lt;/head&gt;</text:p>
            <text:p text:style-name="P7"/>
            <text:p text:style-name="normal">Chemin : TEI/teiHeader/fileDesc/sourceDesc/listEvent/event/head</text:p>
          </table:table-cell>
        </table:table-row>
        <table:table-row table:style-name="Tableau1.1">
          <table:table-cell table:style-name="Tableau1.A4" office:value-type="string">
            <text:p text:style-name="P2">25</text:p>
          </table:table-cell>
          <table:table-cell table:style-name="Tableau1.A4" office:value-type="string">
            <text:p text:style-name="P2">Y</text:p>
          </table:table-cell>
          <table:table-cell table:style-name="Tableau1.A4" office:value-type="string">
            <text:p text:style-name="P5">Exposition_itinerante</text:p>
            <text:p text:style-name="P12">(concerne : catalogues d’exposition)</text:p>
          </table:table-cell>
          <table:table-cell table:style-name="Tableau1.A4" office:value-type="string">
            <text:p text:style-name="normal"><text:span text:style-name="T3">&lt;</text:span>event type="event_type"<text:span text:style-name="T1"> </text:span><text:span text:style-name="T2">subtype="travelling_or_fixed"</text:span> from="yyyy-mm-dd" to="yyyy-mm-dd"<text:span text:style-name="T3">&gt;&lt;/event&gt;</text:span></text:p>
            <text:p text:style-name="P7"/>
            <text:p text:style-name="normal">Chemin : TEI/teiHeader/fileDesc/sourceDesc/listEvent/event</text:p>
          </table:table-cell>
        </table:table-row>
        <table:table-row table:style-name="Tableau1.1">
          <table:table-cell table:style-name="Tableau1.A4" office:value-type="string">
            <text:p text:style-name="P2">26</text:p>
          </table:table-cell>
          <table:table-cell table:style-name="Tableau1.A4" office:value-type="string">
            <text:p text:style-name="P2">Z</text:p>
          </table:table-cell>
          <table:table-cell table:style-name="Tableau1.A4" office:value-type="string">
            <text:p text:style-name="P5">Ville_exposition_en</text:p>
            <text:p text:style-name="P12">(concerne : catalogues d’exposition)</text:p>
          </table:table-cell>
          <table:table-cell table:style-name="Tableau1.A4" office:value-type="string">
            <text:p text:style-name="P4">&lt;reg&gt;</text:p>
            <text:p text:style-name="P22">&lt;address n="section_address"&gt;</text:p>
            <text:p text:style-name="P24">&lt;settlement&gt;&lt;/settlement&gt;</text:p>
            <text:p text:style-name="P22">&lt;/address&gt;</text:p>
            <text:p text:style-name="P4">&lt;/reg&gt;</text:p>
            <text:p text:style-name="P7"/>
            <text:p text:style-name="normal"><text:soft-page-break/>Chemin : TEI/teiHeader/fileDesc/sourceDesc/listEvent/event/desc</text:p>
            <text:p text:style-name="normal">/listPlace/place/placeName/choice/reg/address/settlement</text:p>
            <text:p text:style-name="normal"/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2">27</text:p>
          </table:table-cell>
          <table:table-cell table:style-name="Tableau1.A4" office:value-type="string">
            <text:p text:style-name="P2">AA</text:p>
          </table:table-cell>
          <table:table-cell table:style-name="Tableau1.A4" office:value-type="string">
            <text:p text:style-name="P5">Pays_en</text:p>
            <text:p text:style-name="P12">(concerne : catalogues d’exposition)</text:p>
          </table:table-cell>
          <table:table-cell table:style-name="Tableau1.A4" office:value-type="string">
            <text:p text:style-name="P4">&lt;reg&gt;</text:p>
            <text:p text:style-name="P22">&lt;address n="section_address"&gt;</text:p>
            <text:p text:style-name="P24">&lt;country&gt;&lt;/country&gt;</text:p>
            <text:p text:style-name="P22">&lt;/address&gt;</text:p>
            <text:p text:style-name="P4">&lt;/reg&gt;</text:p>
            <text:p text:style-name="P7"/>
            <text:p text:style-name="normal">Chemin : TEI/teiHeader/fileDesc/sourceDesc/listEvent/event/desc</text:p>
            <text:p text:style-name="normal">/listPlace/place/placeName/choice/reg/address/country</text:p>
          </table:table-cell>
        </table:table-row>
        <table:table-row table:style-name="Tableau1.1">
          <table:table-cell table:style-name="Tableau1.A4" office:value-type="string">
            <text:p text:style-name="P2">28</text:p>
          </table:table-cell>
          <table:table-cell table:style-name="Tableau1.A4" office:value-type="string">
            <text:p text:style-name="P2">AB</text:p>
          </table:table-cell>
          <table:table-cell table:style-name="Tableau1.A4" office:value-type="string">
            <text:p text:style-name="P5">Etat_en</text:p>
            <text:p text:style-name="P5"/>
            <text:p text:style-name="P12">(concerne : catalogues d’exposition)</text:p>
          </table:table-cell>
          <table:table-cell table:style-name="Tableau1.A4" office:value-type="string">
            <text:p text:style-name="P4">&lt;reg&gt;</text:p>
            <text:p text:style-name="P22">&lt;address n="section_address"&gt;</text:p>
            <text:p text:style-name="P24">&lt;region&gt;&lt;/region&gt;</text:p>
            <text:p text:style-name="P22">&lt;/address&gt;</text:p>
            <text:p text:style-name="P4">&lt;/reg&gt;</text:p>
            <text:p text:style-name="P6"/>
            <text:p text:style-name="normal">Chemin : TEI/teiHeader/fileDesc/sourceDesc/listEvent/event/desc</text:p>
            <text:p text:style-name="normal">/listPlace/place/placeName/choice/reg/address/region</text:p>
          </table:table-cell>
        </table:table-row>
        <table:table-row table:style-name="Tableau1.1">
          <table:table-cell table:style-name="Tableau1.A4" office:value-type="string">
            <text:p text:style-name="P2">29</text:p>
          </table:table-cell>
          <table:table-cell table:style-name="Tableau1.A4" office:value-type="string">
            <text:p text:style-name="P2">AC</text:p>
          </table:table-cell>
          <table:table-cell table:style-name="Tableau1.A4" office:value-type="string">
            <text:p text:style-name="P5">Titre_groupe_exposition</text:p>
            <text:p text:style-name="P12">(concerne : catalogues d’exposition)</text:p>
          </table:table-cell>
          <table:table-cell table:style-name="Tableau1.D30" office:value-type="string">
            <text:p text:style-name="P7">&lt;head type="exhibition_group_type"&gt;&lt;/head&gt;</text:p>
          </table:table-cell>
        </table:table-row>
        <table:table-row table:style-name="Tableau1.1">
          <table:table-cell table:style-name="Tableau1.A4" office:value-type="string">
            <text:p text:style-name="P2">30</text:p>
          </table:table-cell>
          <table:table-cell table:style-name="Tableau1.A4" office:value-type="string">
            <text:p text:style-name="P2">AD</text:p>
          </table:table-cell>
          <table:table-cell table:style-name="Tableau1.A4" office:value-type="string">
            <text:p text:style-name="P5">Type_groupe_exposition</text:p>
            <text:p text:style-name="P12">(concerne : catalogues d’exposition)</text:p>
          </table:table-cell>
          <table:table-cell table:style-name="Tableau1.D31" office:value-type="string">
            <text:p text:style-name="normal">Chemin : TEI/teiHeader/fileDesc/sourceDesc/listEvent/event/head</text:p>
          </table:table-cell>
        </table:table-row>
        <table:table-row table:style-name="Tableau1.1">
          <table:table-cell table:style-name="Tableau1.A4" office:value-type="string">
            <text:p text:style-name="P2">31</text:p>
          </table:table-cell>
          <table:table-cell table:style-name="Tableau1.A4" office:value-type="string">
            <text:p text:style-name="P2">AE</text:p>
          </table:table-cell>
          <table:table-cell table:style-name="Tableau1.A4" office:value-type="string">
            <text:p text:style-name="P5">Titre_section</text:p>
            <text:p text:style-name="P12">(concerne : catalogues d’exposition)</text:p>
          </table:table-cell>
          <table:table-cell table:style-name="Tableau1.A4" office:value-type="string">
            <text:p text:style-name="P7">&lt;head&gt;&lt;/head&gt;</text:p>
            <text:p text:style-name="normal"/>
            <text:p text:style-name="normal">Chemin : TEI/teiHeader/fileDesc/sourceDesc/listEvent/event/desc</text:p>
            <text:p text:style-name="normal">/listPlace/place/head</text:p>
          </table:table-cell>
        </table:table-row>
        <text:soft-page-break/>
        <table:table-row table:style-name="Tableau1.1">
          <table:table-cell table:style-name="Tableau1.A4" office:value-type="string">
            <text:p text:style-name="P2">32</text:p>
          </table:table-cell>
          <table:table-cell table:style-name="Tableau1.A4" office:value-type="string">
            <text:p text:style-name="P2">AF</text:p>
          </table:table-cell>
          <table:table-cell table:style-name="Tableau1.A4" office:value-type="string">
            <text:p text:style-name="P5">Adresse_section_decrite_dans_catalogue</text:p>
            <text:p text:style-name="P5"/>
            <text:p text:style-name="P12">(concerne : catalogues d’exposition)</text:p>
          </table:table-cell>
          <table:table-cell table:style-name="Tableau1.A4" office:value-type="string">
            <text:p text:style-name="P4">&lt;orig&gt;</text:p>
            <text:p text:style-name="P22">&lt;address n="address_from_source"&gt;</text:p>
            <text:p text:style-name="P23">&lt;addrLine&gt;&lt;/addrLine&gt;</text:p>
            <text:p text:style-name="P22">&lt;/address&gt;</text:p>
            <text:p text:style-name="P4">&lt;/orig&gt;</text:p>
            <text:p text:style-name="normal"/>
            <text:p text:style-name="normal">Chemin : TEI/teiHeader/fileDesc/sourceDesc/listEvent/event/desc</text:p>
            <text:p text:style-name="normal">/listPlace/place/placeName/choice/orig/address/<text:span text:style-name="T3">addrLine</text:span></text:p>
          </table:table-cell>
        </table:table-row>
        <table:table-row table:style-name="Tableau1.1">
          <table:table-cell table:style-name="Tableau1.A4" office:value-type="string">
            <text:p text:style-name="P2">33</text:p>
          </table:table-cell>
          <table:table-cell table:style-name="Tableau1.A4" office:value-type="string">
            <text:p text:style-name="P2">AG</text:p>
          </table:table-cell>
          <table:table-cell table:style-name="Tableau1.A4" office:value-type="string">
            <text:p text:style-name="P5">Lieu_exposition_section_unique</text:p>
            <text:p text:style-name="P12">(concerne : catalogues d’exposition)</text:p>
          </table:table-cell>
          <table:table-cell table:style-name="Tableau1.D19" office:value-type="string">
            <text:p text:style-name="P7">&lt;orgName type="place_type"&gt;&lt;/orgName&gt;</text:p>
          </table:table-cell>
        </table:table-row>
        <table:table-row table:style-name="Tableau1.1">
          <table:table-cell table:style-name="Tableau1.A4" office:value-type="string">
            <text:p text:style-name="P2">34</text:p>
          </table:table-cell>
          <table:table-cell table:style-name="Tableau1.A4" office:value-type="string">
            <text:p text:style-name="P2">AH</text:p>
          </table:table-cell>
          <table:table-cell table:style-name="Tableau1.A4" office:value-type="string">
            <text:p text:style-name="P5">Type_lieu</text:p>
            <text:p text:style-name="P12">(concerne : catalogues d’exposition)</text:p>
          </table:table-cell>
          <table:table-cell table:style-name="Tableau1.D20" office:value-type="string">
            <text:p text:style-name="normal">Chemin : TEI/teiHeader/fileDesc/sourceDesc/listEvent/event/desc</text:p>
            <text:p text:style-name="normal">/listPlace/place/placeName/orgName</text:p>
          </table:table-cell>
        </table:table-row>
        <table:table-row table:style-name="Tableau1.1">
          <table:table-cell table:style-name="Tableau1.A4" office:value-type="string">
            <text:p text:style-name="P5">35</text:p>
          </table:table-cell>
          <table:table-cell table:style-name="Tableau1.A4" office:value-type="string">
            <text:p text:style-name="P5">AI</text:p>
          </table:table-cell>
          <table:table-cell table:style-name="Tableau1.A4" office:value-type="string">
            <text:p text:style-name="P5">Numero_et_nom_rue_section</text:p>
            <text:p text:style-name="P12">(concerne : catalogues d’exposition)</text:p>
          </table:table-cell>
          <table:table-cell table:style-name="Tableau1.A4" office:value-type="string">
            <text:p text:style-name="P4">&lt;reg&gt;</text:p>
            <text:p text:style-name="P22">&lt;address n="section_address"&gt;</text:p>
            <text:p text:style-name="P24">&lt;street&gt;&lt;/street&gt;</text:p>
            <text:p text:style-name="P22">&lt;/address&gt;</text:p>
            <text:p text:style-name="P4">&lt;/reg&gt;</text:p>
            <text:p text:style-name="P4"/>
            <text:p text:style-name="normal">Chemin : TEI/teiHeader/fileDesc/sourceDesc/listEvent/event/desc</text:p>
            <text:p text:style-name="normal">/listPlace/place/placeName/choice/reg/address/street</text:p>
            <text:p text:style-name="normal"/>
            <text:p text:style-name="normal"/>
            <text:p text:style-name="normal"/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5">36</text:p>
          </table:table-cell>
          <table:table-cell table:style-name="Tableau1.A4" office:value-type="string">
            <text:p text:style-name="P5">AJ</text:p>
          </table:table-cell>
          <table:table-cell table:style-name="Tableau1.A4" office:value-type="string">
            <text:p text:style-name="P5">Etage_section</text:p>
            <text:p text:style-name="P12">(concerne : catalogues d’exposition)</text:p>
          </table:table-cell>
          <table:table-cell table:style-name="Tableau1.A4" office:value-type="string">
            <text:p text:style-name="P4">&lt;reg&gt;</text:p>
            <text:p text:style-name="P22">&lt;address n="section_address"&gt;</text:p>
            <text:p text:style-name="P24">&lt;addrLine n="floor"&gt;&lt;/addrLine&gt;</text:p>
            <text:p text:style-name="P22">&lt;/address&gt;</text:p>
            <text:p text:style-name="P4">&lt;/reg&gt;</text:p>
            <text:p text:style-name="P7"><text:soft-page-break/></text:p>
            <text:p text:style-name="normal">Chemin : TEI/teiHeader/fileDesc/sourceDesc/listEvent/event/desc</text:p>
            <text:p text:style-name="normal">/listPlace/place/placeName/choice/reg/address/addrLine</text:p>
          </table:table-cell>
        </table:table-row>
        <table:table-row table:style-name="Tableau1.1">
          <table:table-cell table:style-name="Tableau1.A4" office:value-type="string">
            <text:p text:style-name="P2">37</text:p>
          </table:table-cell>
          <table:table-cell table:style-name="Tableau1.A4" office:value-type="string">
            <text:p text:style-name="P2">AK</text:p>
          </table:table-cell>
          <table:table-cell table:style-name="Tableau1.A4" office:value-type="string">
            <text:p text:style-name="P5">Lieu-dit_section</text:p>
            <text:p text:style-name="P12">(concerne : catalogues d’exposition)</text:p>
          </table:table-cell>
          <table:table-cell table:style-name="Tableau1.A4" office:value-type="string">
            <text:p text:style-name="P4">&lt;reg&gt;</text:p>
            <text:p text:style-name="P22">&lt;address n="section_address"&gt;</text:p>
            <text:p text:style-name="P24">&lt;addrLine n="locality"&gt;&lt;/addrLine&gt;</text:p>
            <text:p text:style-name="P22">&lt;/address&gt;</text:p>
            <text:p text:style-name="P4">&lt;/reg&gt;</text:p>
            <text:p text:style-name="P4"/>
            <text:p text:style-name="normal">Chemin : </text:p>
            <text:p text:style-name="normal">TEI/teiHeader/fileDesc/sourceDesc/listEvent/event/desc</text:p>
            <text:p text:style-name="normal">/listPlace/place/placeName/choice/reg/address/addrLine</text:p>
          </table:table-cell>
        </table:table-row>
        <table:table-row table:style-name="Tableau1.1">
          <table:table-cell table:style-name="Tableau1.A4" office:value-type="string">
            <text:p text:style-name="P2">38</text:p>
          </table:table-cell>
          <table:table-cell table:style-name="Tableau1.A4" office:value-type="string">
            <text:p text:style-name="P2">AL</text:p>
          </table:table-cell>
          <table:table-cell table:style-name="Tableau1.A4" office:value-type="string">
            <text:p text:style-name="P5">Complement_adresse_section</text:p>
            <text:p text:style-name="P12">(concerne : catalogues d’exposition)</text:p>
          </table:table-cell>
          <table:table-cell table:style-name="Tableau1.A4" office:value-type="string">
            <text:p text:style-name="P4">&lt;reg&gt;</text:p>
            <text:p text:style-name="P22">&lt;address n="section_address"&gt;</text:p>
            <text:p text:style-name="P24">&lt;addrLine n="additional_address"&gt;&lt;/addrLine&gt;</text:p>
            <text:p text:style-name="P22">&lt;/address&gt;</text:p>
            <text:p text:style-name="P4">&lt;/reg&gt;</text:p>
            <text:p text:style-name="P7"/>
            <text:p text:style-name="normal">Chemin : </text:p>
            <text:p text:style-name="normal">TEI/teiHeader/fileDesc/sourceDesc/listEvent/event/desc</text:p>
            <text:p text:style-name="normal">/listPlace/place/placeName/choice/reg/address/addrLine</text:p>
            <text:p text:style-name="normal"/>
          </table:table-cell>
        </table:table-row>
        <table:table-row table:style-name="Tableau1.1">
          <table:table-cell table:style-name="Tableau1.A4" office:value-type="string">
            <text:p text:style-name="P2">39</text:p>
          </table:table-cell>
          <table:table-cell table:style-name="Tableau1.A4" office:value-type="string">
            <text:p text:style-name="P2">AM</text:p>
          </table:table-cell>
          <table:table-cell table:style-name="Tableau1.A4" office:value-type="string">
            <text:p text:style-name="P5">Notes_section</text:p>
            <text:p text:style-name="P12">(concerne : catalogues d’exposition)</text:p>
          </table:table-cell>
          <table:table-cell table:style-name="Tableau1.A4" office:value-type="string">
            <text:p text:style-name="P7">&lt;note&gt;&lt;/note&gt;</text:p>
            <text:p text:style-name="P7"/>
            <text:p text:style-name="normal">Chemin : </text:p>
            <text:p text:style-name="normal">TEI/teiHeader/fileDesc/sourceDesc/listEvent/event/desc /listPlace/place/not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text-properties fo:font-size="10pt" style:font-size-asian="10pt" style:font-size-complex="10pt"/>
    </style:style>
    <style:style style:name="MP2" style:family="paragraph" style:parent-style-name="normal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portrait" fo:margin-top="1.249cm" fo:margin-bottom="1.249cm" fo:margin-left="2.54cm" fo:margin-right="2.54cm" style:writing-mode="lr-tb" style:layout-grid-color="#c0c0c0" style:layout-grid-lines="1850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Auriane Quoix<text:tab/><text:tab/><text:tab/><text:tab/><text:tab/><text:tab/><text:tab/><text:tab/><text:tab/><text:tab/><text:tab/><text:tab/><text:tab/><text:tab/><text:tab/><text:tab/><text:tab/>juin 2020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20-09-10T14:23:00</meta:creation-date>
    <dc:date>2020-09-27T15:43:18</dc:date>
    <meta:editing-duration>PT17S</meta:editing-duration>
    <meta:generator>OpenOffice/4.1.7$Unix OpenOffice.org_project/417m1$Build-9800</meta:generator>
    <meta:document-statistic meta:table-count="1" meta:image-count="0" meta:object-count="0" meta:page-count="7" meta:paragraph-count="280" meta:word-count="522" meta:character-count="64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